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erWMF.preloadImage( String uri , Source src , Imag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ader.getImage( String uri , Source src , Imag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